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RF01_summar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_s</text:p>
          </table:table-cell>
          <table:table-cell office:value-type="string" calcext:value-type="string">
            <text:p>AverageLWC_g_m3</text:p>
          </table:table-cell>
          <table:table-cell office:value-type="string" calcext:value-type="string">
            <text:p>Average_meanDiam</text:p>
          </table:table-cell>
          <table:table-cell office:value-type="string" calcext:value-type="string">
            <text:p>AverageLat</text:p>
          </table:table-cell>
          <table:table-cell office:value-type="string" calcext:value-type="string">
            <text:p>AverageLon</text:p>
          </table:table-cell>
          <table:table-cell office:value-type="string" calcext:value-type="string">
            <text:p>AverageAlt</text:p>
          </table:table-cell>
          <table:table-cell office:value-type="string" calcext:value-type="string">
            <text:p>AverageTemp</text:p>
          </table:table-cell>
          <table:table-cell office:value-type="string" calcext:value-type="string">
            <text:p>MaxUpdraft</text:p>
          </table:table-cell>
          <table:table-cell office:value-type="string" calcext:value-type="string">
            <text:p>MeanUpdraft</text:p>
          </table:table-cell>
          <table:table-cell office:value-type="string" calcext:value-type="string">
            <text:p>AbsoluteHumidity</text:p>
          </table:table-cell>
          <table:table-cell office:value-type="string" calcext:value-type="string">
            <text:p>MixingRatio</text:p>
          </table:table-cell>
          <table:table-cell office:value-type="string" calcext:value-type="string">
            <text:p>StaticPres_hPa</text:p>
          </table:table-cell>
          <table:table-cell office:value-type="string" calcext:value-type="string">
            <text:p>InCloud_Flag</text:p>
          </table:table-cell>
          <table:table-cell office:value-type="string" calcext:value-type="string">
            <text:p>HoloData_Flag</text:p>
          </table:table-cell>
          <table:table-cell/>
        </table:table-row>
        <table:table-row table:style-name="ro1">
          <table:table-cell office:value-type="string" calcext:value-type="string">
            <text:p>29-May-2021 18:36:26</text:p>
          </table:table-cell>
          <table:table-cell office:value-type="string" calcext:value-type="string">
            <text:p>29-May-2021 18:36: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62222221692403" calcext:value-type="float">
            <text:p>2.62222221692403</text:p>
          </table:table-cell>
          <table:table-cell office:value-type="float" office:value="37.4630833943685" calcext:value-type="float">
            <text:p>37.4630833943685</text:p>
          </table:table-cell>
          <table:table-cell office:value-type="float" office:value="-103.552811177572" calcext:value-type="float">
            <text:p>-103.552811177572</text:p>
          </table:table-cell>
          <table:table-cell office:value-type="float" office:value="3462.49187825521" calcext:value-type="float">
            <text:p>3462.49187825521</text:p>
          </table:table-cell>
          <table:table-cell office:value-type="float" office:value="8.65078506469727" calcext:value-type="float">
            <text:p>8.65078506469727</text:p>
          </table:table-cell>
          <table:table-cell office:value-type="float" office:value="6.87298679351807" calcext:value-type="float">
            <text:p>6.87298679351807</text:p>
          </table:table-cell>
          <table:table-cell office:value-type="float" office:value="5.0288627465566" calcext:value-type="float">
            <text:p>5.0288627465566</text:p>
          </table:table-cell>
          <table:table-cell office:value-type="float" office:value="4.69998022715251" calcext:value-type="float">
            <text:p>4.69998022715251</text:p>
          </table:table-cell>
          <table:table-cell office:value-type="float" office:value="5.69272483189901" calcext:value-type="float">
            <text:p>5.69272483189901</text:p>
          </table:table-cell>
          <table:table-cell office:value-type="float" office:value="673.979903157552" calcext:value-type="float">
            <text:p>673.979903157552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9-May-2021 18:37:29</text:p>
          </table:table-cell>
          <table:table-cell office:value-type="string" calcext:value-type="string">
            <text:p>29-May-2021 18:37: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37.4120445251465" calcext:value-type="float">
            <text:p>37.4120445251465</text:p>
          </table:table-cell>
          <table:table-cell office:value-type="float" office:value="-103.58895111084" calcext:value-type="float">
            <text:p>-103.58895111084</text:p>
          </table:table-cell>
          <table:table-cell office:value-type="float" office:value="3586.65755208333" calcext:value-type="float">
            <text:p>3586.65755208333</text:p>
          </table:table-cell>
          <table:table-cell office:value-type="float" office:value="7.18323914210002" calcext:value-type="float">
            <text:p>7.18323914210002</text:p>
          </table:table-cell>
          <table:table-cell office:value-type="float" office:value="4.66395092010498" calcext:value-type="float">
            <text:p>4.66395092010498</text:p>
          </table:table-cell>
          <table:table-cell office:value-type="float" office:value="3.74206789334615" calcext:value-type="float">
            <text:p>3.74206789334615</text:p>
          </table:table-cell>
          <table:table-cell office:value-type="float" office:value="4.62906869252523" calcext:value-type="float">
            <text:p>4.62906869252523</text:p>
          </table:table-cell>
          <table:table-cell office:value-type="float" office:value="5.66230567296346" calcext:value-type="float">
            <text:p>5.66230567296346</text:p>
          </table:table-cell>
          <table:table-cell office:value-type="float" office:value="663.872904459635" calcext:value-type="float">
            <text:p>663.872904459635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9-May-2021 18:41:51</text:p>
          </table:table-cell>
          <table:table-cell office:value-type="string" calcext:value-type="string">
            <text:p>29-May-2021 18:41:54</text:p>
          </table:table-cell>
          <table:table-cell office:value-type="float" office:value="4" calcext:value-type="float">
            <text:p>4</text:p>
          </table:table-cell>
          <table:table-cell office:value-type="float" office:value="0.170616716146469" calcext:value-type="float">
            <text:p>0.170616716146469</text:p>
          </table:table-cell>
          <table:table-cell office:value-type="float" office:value="5.49701189994812" calcext:value-type="float">
            <text:p>5.49701189994812</text:p>
          </table:table-cell>
          <table:table-cell office:value-type="float" office:value="37.4781341552734" calcext:value-type="float">
            <text:p>37.4781341552734</text:p>
          </table:table-cell>
          <table:table-cell office:value-type="float" office:value="-103.53328704834" calcext:value-type="float">
            <text:p>-103.53328704834</text:p>
          </table:table-cell>
          <table:table-cell office:value-type="float" office:value="4761.95471191406" calcext:value-type="float">
            <text:p>4761.95471191406</text:p>
          </table:table-cell>
          <table:table-cell office:value-type="float" office:value="-3.47541469335556" calcext:value-type="float">
            <text:p>-3.47541469335556</text:p>
          </table:table-cell>
          <table:table-cell office:value-type="float" office:value="4.69373321533203" calcext:value-type="float">
            <text:p>4.69373321533203</text:p>
          </table:table-cell>
          <table:table-cell office:value-type="float" office:value="3.91025543212891" calcext:value-type="float">
            <text:p>3.91025543212891</text:p>
          </table:table-cell>
          <table:table-cell office:value-type="float" office:value="1.8566552400589" calcext:value-type="float">
            <text:p>1.8566552400589</text:p>
          </table:table-cell>
          <table:table-cell office:value-type="float" office:value="2.51527410745621" calcext:value-type="float">
            <text:p>2.51527410745621</text:p>
          </table:table-cell>
          <table:table-cell office:value-type="float" office:value="573.771102905273" calcext:value-type="float">
            <text:p>573.7711029052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29-May-2021 18:48:28</text:p>
          </table:table-cell>
          <table:table-cell office:value-type="string" calcext:value-type="string">
            <text:p>29-May-2021 18:48:35</text:p>
          </table:table-cell>
          <table:table-cell office:value-type="float" office:value="8" calcext:value-type="float">
            <text:p>8</text:p>
          </table:table-cell>
          <table:table-cell office:value-type="float" office:value="0.434791021049023" calcext:value-type="float">
            <text:p>0.434791021049023</text:p>
          </table:table-cell>
          <table:table-cell office:value-type="float" office:value="6.19633632898331" calcext:value-type="float">
            <text:p>6.19633632898331</text:p>
          </table:table-cell>
          <table:table-cell office:value-type="float" office:value="37.4350895881653" calcext:value-type="float">
            <text:p>37.4350895881653</text:p>
          </table:table-cell>
          <table:table-cell office:value-type="float" office:value="-103.616318702698" calcext:value-type="float">
            <text:p>-103.616318702698</text:p>
          </table:table-cell>
          <table:table-cell office:value-type="float" office:value="5078.93682861328" calcext:value-type="float">
            <text:p>5078.93682861328</text:p>
          </table:table-cell>
          <table:table-cell office:value-type="float" office:value="-5.6763396859169" calcext:value-type="float">
            <text:p>-5.6763396859169</text:p>
          </table:table-cell>
          <table:table-cell office:value-type="float" office:value="6.40645456314087" calcext:value-type="float">
            <text:p>6.40645456314087</text:p>
          </table:table-cell>
          <table:table-cell office:value-type="float" office:value="5.15537077188492" calcext:value-type="float">
            <text:p>5.15537077188492</text:p>
          </table:table-cell>
          <table:table-cell office:value-type="float" office:value="2.68633446097374" calcext:value-type="float">
            <text:p>2.68633446097374</text:p>
          </table:table-cell>
          <table:table-cell office:value-type="float" office:value="3.76483312249184" calcext:value-type="float">
            <text:p>3.76483312249184</text:p>
          </table:table-cell>
          <table:table-cell office:value-type="float" office:value="551.304954528809" calcext:value-type="float">
            <text:p>551.3049545288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9-May-2021 18:55:01</text:p>
          </table:table-cell>
          <table:table-cell office:value-type="string" calcext:value-type="string">
            <text:p>29-May-2021 18:55:03</text:p>
          </table:table-cell>
          <table:table-cell office:value-type="float" office:value="3" calcext:value-type="float">
            <text:p>3</text:p>
          </table:table-cell>
          <table:table-cell office:value-type="float" office:value="0.0431202305480838" calcext:value-type="float">
            <text:p>0.0431202305480838</text:p>
          </table:table-cell>
          <table:table-cell office:value-type="float" office:value="5.36719767252604" calcext:value-type="float">
            <text:p>5.36719767252604</text:p>
          </table:table-cell>
          <table:table-cell office:value-type="float" office:value="37.4380315144857" calcext:value-type="float">
            <text:p>37.4380315144857</text:p>
          </table:table-cell>
          <table:table-cell office:value-type="float" office:value="-103.604771931966" calcext:value-type="float">
            <text:p>-103.604771931966</text:p>
          </table:table-cell>
          <table:table-cell office:value-type="float" office:value="5392.30924479167" calcext:value-type="float">
            <text:p>5392.30924479167</text:p>
          </table:table-cell>
          <table:table-cell office:value-type="float" office:value="-9.13767369588216" calcext:value-type="float">
            <text:p>-9.13767369588216</text:p>
          </table:table-cell>
          <table:table-cell office:value-type="float" office:value="4.36017465591431" calcext:value-type="float">
            <text:p>4.36017465591431</text:p>
          </table:table-cell>
          <table:table-cell office:value-type="float" office:value="3.84599097569784" calcext:value-type="float">
            <text:p>3.84599097569784</text:p>
          </table:table-cell>
          <table:table-cell office:value-type="float" office:value="1.61651229858398" calcext:value-type="float">
            <text:p>1.61651229858398</text:p>
          </table:table-cell>
          <table:table-cell office:value-type="float" office:value="2.3212742805481" calcext:value-type="float">
            <text:p>2.3212742805481</text:p>
          </table:table-cell>
          <table:table-cell office:value-type="float" office:value="529.73486328125" calcext:value-type="float">
            <text:p>529.734863281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9-May-2021 18:55:07</text:p>
          </table:table-cell>
          <table:table-cell office:value-type="string" calcext:value-type="string">
            <text:p>29-May-2021 18:55:13</text:p>
          </table:table-cell>
          <table:table-cell office:value-type="float" office:value="7" calcext:value-type="float">
            <text:p>7</text:p>
          </table:table-cell>
          <table:table-cell office:value-type="float" office:value="0.639697530439922" calcext:value-type="float">
            <text:p>0.639697530439922</text:p>
          </table:table-cell>
          <table:table-cell office:value-type="float" office:value="6.97066129956927" calcext:value-type="float">
            <text:p>6.97066129956927</text:p>
          </table:table-cell>
          <table:table-cell office:value-type="float" office:value="37.4460067749023" calcext:value-type="float">
            <text:p>37.4460067749023</text:p>
          </table:table-cell>
          <table:table-cell office:value-type="float" office:value="-103.595977783203" calcext:value-type="float">
            <text:p>-103.595977783203</text:p>
          </table:table-cell>
          <table:table-cell office:value-type="float" office:value="5388.71630859375" calcext:value-type="float">
            <text:p>5388.71630859375</text:p>
          </table:table-cell>
          <table:table-cell office:value-type="float" office:value="-8.11805302756173" calcext:value-type="float">
            <text:p>-8.11805302756173</text:p>
          </table:table-cell>
          <table:table-cell office:value-type="float" office:value="6.62386608123779" calcext:value-type="float">
            <text:p>6.62386608123779</text:p>
          </table:table-cell>
          <table:table-cell office:value-type="float" office:value="5.1064772605896" calcext:value-type="float">
            <text:p>5.1064772605896</text:p>
          </table:table-cell>
          <table:table-cell office:value-type="float" office:value="2.186285001891" calcext:value-type="float">
            <text:p>2.186285001891</text:p>
          </table:table-cell>
          <table:table-cell office:value-type="float" office:value="3.15560191018241" calcext:value-type="float">
            <text:p>3.15560191018241</text:p>
          </table:table-cell>
          <table:table-cell office:value-type="float" office:value="529.834245954241" calcext:value-type="float">
            <text:p>529.834245954241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29-May-2021 18:59:53</text:p>
          </table:table-cell>
          <table:table-cell office:value-type="string" calcext:value-type="string">
            <text:p>29-May-2021 19:00:06</text:p>
          </table:table-cell>
          <table:table-cell office:value-type="float" office:value="14" calcext:value-type="float">
            <text:p>14</text:p>
          </table:table-cell>
          <table:table-cell office:value-type="float" office:value="0.492609833188388" calcext:value-type="float">
            <text:p>0.492609833188388</text:p>
          </table:table-cell>
          <table:table-cell office:value-type="float" office:value="6.86729771750314" calcext:value-type="float">
            <text:p>6.86729771750314</text:p>
          </table:table-cell>
          <table:table-cell office:value-type="float" office:value="37.4720963069371" calcext:value-type="float">
            <text:p>37.4720963069371</text:p>
          </table:table-cell>
          <table:table-cell office:value-type="float" office:value="-103.591370173863" calcext:value-type="float">
            <text:p>-103.591370173863</text:p>
          </table:table-cell>
          <table:table-cell office:value-type="float" office:value="5749.21285574777" calcext:value-type="float">
            <text:p>5749.21285574777</text:p>
          </table:table-cell>
          <table:table-cell office:value-type="float" office:value="-11.3275212560381" calcext:value-type="float">
            <text:p>-11.3275212560381</text:p>
          </table:table-cell>
          <table:table-cell office:value-type="float" office:value="9.33908843994141" calcext:value-type="float">
            <text:p>9.33908843994141</text:p>
          </table:table-cell>
          <table:table-cell office:value-type="float" office:value="5.90368286200932" calcext:value-type="float">
            <text:p>5.90368286200932</text:p>
          </table:table-cell>
          <table:table-cell office:value-type="float" office:value="1.02499164853777" calcext:value-type="float">
            <text:p>1.02499164853777</text:p>
          </table:table-cell>
          <table:table-cell office:value-type="float" office:value="1.52811349289758" calcext:value-type="float">
            <text:p>1.52811349289758</text:p>
          </table:table-cell>
          <table:table-cell office:value-type="float" office:value="505.70352608817" calcext:value-type="float">
            <text:p>505.70352608817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29-May-2021 19:00:08</text:p>
          </table:table-cell>
          <table:table-cell office:value-type="string" calcext:value-type="string">
            <text:p>29-May-2021 19:00:10</text:p>
          </table:table-cell>
          <table:table-cell office:value-type="float" office:value="3" calcext:value-type="float">
            <text:p>3</text:p>
          </table:table-cell>
          <table:table-cell office:value-type="float" office:value="0.339358881115913" calcext:value-type="float">
            <text:p>0.339358881115913</text:p>
          </table:table-cell>
          <table:table-cell office:value-type="float" office:value="5.56874243418376" calcext:value-type="float">
            <text:p>5.56874243418376</text:p>
          </table:table-cell>
          <table:table-cell office:value-type="float" office:value="37.4627418518066" calcext:value-type="float">
            <text:p>37.4627418518066</text:p>
          </table:table-cell>
          <table:table-cell office:value-type="float" office:value="-103.599627176921" calcext:value-type="float">
            <text:p>-103.599627176921</text:p>
          </table:table-cell>
          <table:table-cell office:value-type="float" office:value="5754.23470052083" calcext:value-type="float">
            <text:p>5754.23470052083</text:p>
          </table:table-cell>
          <table:table-cell office:value-type="float" office:value="-11.3010772069295" calcext:value-type="float">
            <text:p>-11.3010772069295</text:p>
          </table:table-cell>
          <table:table-cell office:value-type="float" office:value="5.40459966659546" calcext:value-type="float">
            <text:p>5.40459966659546</text:p>
          </table:table-cell>
          <table:table-cell office:value-type="float" office:value="4.17597842216492" calcext:value-type="float">
            <text:p>4.17597842216492</text:p>
          </table:table-cell>
          <table:table-cell office:value-type="float" office:value="1.6754238208135" calcext:value-type="float">
            <text:p>1.6754238208135</text:p>
          </table:table-cell>
          <table:table-cell office:value-type="float" office:value="2.50280483563741" calcext:value-type="float">
            <text:p>2.50280483563741</text:p>
          </table:table-cell>
          <table:table-cell office:value-type="float" office:value="505.206756591797" calcext:value-type="float">
            <text:p>505.2067565917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9-May-2021 19:04:19</text:p>
          </table:table-cell>
          <table:table-cell office:value-type="string" calcext:value-type="string">
            <text:p>29-May-2021 19:04:25</text:p>
          </table:table-cell>
          <table:table-cell office:value-type="float" office:value="7" calcext:value-type="float">
            <text:p>7</text:p>
          </table:table-cell>
          <table:table-cell office:value-type="float" office:value="0.787630345140185" calcext:value-type="float">
            <text:p>0.787630345140185</text:p>
          </table:table-cell>
          <table:table-cell office:value-type="float" office:value="8.39390087127686" calcext:value-type="float">
            <text:p>8.39390087127686</text:p>
          </table:table-cell>
          <table:table-cell office:value-type="float" office:value="37.4383348737444" calcext:value-type="float">
            <text:p>37.4383348737444</text:p>
          </table:table-cell>
          <table:table-cell office:value-type="float" office:value="-103.636877877372" calcext:value-type="float">
            <text:p>-103.636877877372</text:p>
          </table:table-cell>
          <table:table-cell office:value-type="float" office:value="6069.02120535714" calcext:value-type="float">
            <text:p>6069.02120535714</text:p>
          </table:table-cell>
          <table:table-cell office:value-type="float" office:value="-13.2277378354754" calcext:value-type="float">
            <text:p>-13.2277378354754</text:p>
          </table:table-cell>
          <table:table-cell office:value-type="float" office:value="8.83560848236084" calcext:value-type="float">
            <text:p>8.83560848236084</text:p>
          </table:table-cell>
          <table:table-cell office:value-type="float" office:value="6.60180429049901" calcext:value-type="float">
            <text:p>6.60180429049901</text:p>
          </table:table-cell>
          <table:table-cell office:value-type="float" office:value="0.829832860401699" calcext:value-type="float">
            <text:p>0.829832860401699</text:p>
          </table:table-cell>
          <table:table-cell office:value-type="float" office:value="1.27942190851484" calcext:value-type="float">
            <text:p>1.27942190851484</text:p>
          </table:table-cell>
          <table:table-cell office:value-type="float" office:value="485.049072265625" calcext:value-type="float">
            <text:p>485.049072265625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29-May-2021 19:04:52</text:p>
          </table:table-cell>
          <table:table-cell office:value-type="string" calcext:value-type="string">
            <text:p>29-May-2021 19:05:14</text:p>
          </table:table-cell>
          <table:table-cell office:value-type="float" office:value="23" calcext:value-type="float">
            <text:p>23</text:p>
          </table:table-cell>
          <table:table-cell office:value-type="float" office:value="0.632201088349456" calcext:value-type="float">
            <text:p>0.632201088349456</text:p>
          </table:table-cell>
          <table:table-cell office:value-type="string" calcext:value-type="string">
            <text:p>NaN</text:p>
          </table:table-cell>
          <table:table-cell office:value-type="float" office:value="37.4822417549465" calcext:value-type="float">
            <text:p>37.4822417549465</text:p>
          </table:table-cell>
          <table:table-cell office:value-type="float" office:value="-103.591658219047" calcext:value-type="float">
            <text:p>-103.591658219047</text:p>
          </table:table-cell>
          <table:table-cell office:value-type="float" office:value="6073.6317297894" calcext:value-type="float">
            <text:p>6073.6317297894</text:p>
          </table:table-cell>
          <table:table-cell office:value-type="float" office:value="-13.5533659561821" calcext:value-type="float">
            <text:p>-13.5533659561821</text:p>
          </table:table-cell>
          <table:table-cell office:value-type="float" office:value="13.8012781143188" calcext:value-type="float">
            <text:p>13.8012781143188</text:p>
          </table:table-cell>
          <table:table-cell office:value-type="float" office:value="8.51826291498931" calcext:value-type="float">
            <text:p>8.51826291498931</text:p>
          </table:table-cell>
          <table:table-cell office:value-type="float" office:value="1.06607853848001" calcext:value-type="float">
            <text:p>1.06607853848001</text:p>
          </table:table-cell>
          <table:table-cell office:value-type="float" office:value="1.64461354587389" calcext:value-type="float">
            <text:p>1.64461354587389</text:p>
          </table:table-cell>
          <table:table-cell office:value-type="float" office:value="484.364223314368" calcext:value-type="float">
            <text:p>484.3642233143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1" office:value-type="string" calcext:value-type="string">
            <text:p>29-May-2021 19:25:57</text:p>
          </table:table-cell>
          <table:table-cell table:style-name="ce1" office:value-type="string" calcext:value-type="string">
            <text:p>29-May-2021 19:25: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33333333333333" calcext:value-type="float">
            <text:p>0.833333333333333</text:p>
          </table:table-cell>
          <table:table-cell table:style-name="ce1" office:value-type="float" office:value="37.3121337890625" calcext:value-type="float">
            <text:p>37.3121337890625</text:p>
          </table:table-cell>
          <table:table-cell table:style-name="ce1" office:value-type="float" office:value="-103.610994974772" calcext:value-type="float">
            <text:p>-103.610994974772</text:p>
          </table:table-cell>
          <table:table-cell table:style-name="ce1" office:value-type="float" office:value="7010.23600260417" calcext:value-type="float">
            <text:p>7010.23600260417</text:p>
          </table:table-cell>
          <table:table-cell table:style-name="ce1" office:value-type="float" office:value="-19.6344509124756" calcext:value-type="float">
            <text:p>-19.6344509124756</text:p>
          </table:table-cell>
          <table:table-cell table:style-name="ce1" office:value-type="float" office:value="3.48194003105164" calcext:value-type="float">
            <text:p>3.48194003105164</text:p>
          </table:table-cell>
          <table:table-cell table:style-name="ce1" office:value-type="float" office:value="3.30705181757609" calcext:value-type="float">
            <text:p>3.30705181757609</text:p>
          </table:table-cell>
          <table:table-cell table:style-name="ce1" office:value-type="float" office:value="0.423988709847132" calcext:value-type="float">
            <text:p>0.423988709847132</text:p>
          </table:table-cell>
          <table:table-cell table:style-name="ce1" office:value-type="float" office:value="0.72197957833608" calcext:value-type="float">
            <text:p>0.72197957833608</text:p>
          </table:table-cell>
          <table:table-cell table:style-name="ce1" office:value-type="float" office:value="427.867146809896" calcext:value-type="float">
            <text:p>427.867146809896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Not in cloud or below cloud base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ALL SAME CLOUD REGION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loud bas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250 m</text:p>
          </table:table-cell>
          <table:table-cell/>
          <table:table-cell table:formula="of:=MIN([.F2:.F11])" office:value-type="float" office:value="37.4120445251465" calcext:value-type="float">
            <text:p>37.4120445251465</text:p>
          </table:table-cell>
          <table:table-cell table:formula="of:=MIN([.G2:.G11])" office:value-type="float" office:value="-103.636877877372" calcext:value-type="float">
            <text:p>-103.636877877372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MAX([.F2:.F11])" office:value-type="float" office:value="37.4822417549465" calcext:value-type="float">
            <text:p>37.4822417549465</text:p>
          </table:table-cell>
          <table:table-cell table:formula="of:=MAX([.G2:.G11])" office:value-type="float" office:value="-103.53328704834" calcext:value-type="float">
            <text:p>-103.5332870483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14:47:33.513534776</dc:date>
    <meta:editing-duration>PT48M1S</meta:editing-duration>
    <meta:editing-cycles>3</meta:editing-cycles>
    <meta:generator>LibreOffice/7.3.7.2$Linux_X86_64 LibreOffice_project/30$Build-2</meta:generator>
    <meta:document-statistic meta:table-count="1" meta:cell-count="202" meta:object-count="0"/>
  </office:meta>
</office:document-meta>
</file>